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assAndBFPPTests.autowiringFailsWithBFPPAsInstan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ClassAndBFPPTests.autowiringSucceedsWithBFPPAsStat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WithStaticBeanMethod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FPPTests.staticBeanMethodsDoNotRespectSco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dConfigWithBFPPAsStaticMethod.bf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ConfigWithBFPPAsInstanceMethod.bf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